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text-properties style:font-name="Open Sans"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fffff"/>
      <style:text-properties fo:font-size="28.1000003814697pt" style:font-size-asian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Open Sans"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16.622cm" svg:height="3.067cm" svg:x="6.126cm" svg:y="9.045cm" presentation:class="title" presentation:user-transformed="true">
          <draw:text-box>
            <text:p text:style-name="P1">Synthèse des fonctions de base <text:line-break/>pour l’analyse de données</text:p>
          </draw:text-box>
        </draw:frame>
        <draw:frame presentation:style-name="pr2" draw:text-style-name="P2" draw:layer="layout" svg:width="15.764cm" svg:height="1.239cm" svg:x="0.966cm" svg:y="14.395cm">
          <draw:text-box>
            <text:p><text:span text:style-name="T1">Module modélisation des problèmes scientif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4" draw:layer="layout" svg:width="8.487cm" svg:height="2.461cm" svg:x="10.703cm" svg:y="9.257cm" presentation:class="title" presentation:user-transformed="true">
          <draw:text-box>
            <text:p text:style-name="P1"><text:span text:style-name="T2">Objectifs</text:span></text:p>
          </draw:text-box>
        </draw:frame>
        <draw:frame presentation:style-name="pr1" draw:text-style-name="P4" draw:layer="layout" svg:width="8.487cm" svg:height="2.461cm" svg:x="10.704cm" svg:y="9.258cm" presentation:class="title" presentation:user-transformed="true">
          <draw:text-box>
            <text:p text:style-name="P1"><text:span text:style-name="T2">Objecti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4.501cm" svg:height="1.397cm" svg:x="11.717cm" svg:y="1.61cm" presentation:class="title" presentation:user-transformed="true">
          <draw:text-box>
            <text:p text:style-name="P1">Général</text:p>
          </draw:text-box>
        </draw:frame>
        <draw:frame presentation:style-name="pr5" draw:text-style-name="P5" draw:layer="layout" svg:width="24.431cm" svg:height="11.349cm" svg:x="1.6cm" svg:y="6.049cm" presentation:class="outline" presentation:user-transformed="true">
          <draw:text-box>
            <text:list text:style-name="L3">
              <text:list-header>
                <text:p text:style-name="P1"><text:span text:style-name="T3">Ce qu'il faut savoir faire à la fin des séances de TPs:</text:span></text:p>
              </text:list-header>
              <text:list-item>
                <text:p text:style-name="P1"><text:span text:style-name="T3"><text:s/></text:span><text:span text:style-name="T3">- Importer un jeu de données</text:span></text:p>
              </text:list-item>
              <text:list-item>
                <text:p text:style-name="P1"><text:span text:style-name="T3"><text:s/></text:span><text:span text:style-name="T3">- Pouvoir en extraire des informations utiles, sortir quelques statistiques descriptives</text:span></text:p>
              </text:list-item>
              <text:list-item>
                <text:p text:style-name="P1"><text:span text:style-name="T3"><text:s/></text:span><text:span text:style-name="T3">- Visualiser ces informations sous forme graphique</text:span></text:p>
              </text:list-item>
              <text:list-item>
                <text:p text:style-name="P1"><text:span text:style-name="T3"><text:s/></text:span><text:span text:style-name="T3">- Savoir lancer quelques méthodes plus élaborées, voir slide suivante</text:span></text:p>
              </text:list-item>
              <text:list-item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6.019cm" svg:height="2.5cm" svg:x="8.404cm" svg:y="0.707cm" presentation:class="title" presentation:user-transformed="true">
          <draw:text-box>
            <text:p text:style-name="P1">Méthodes statistiques</text:p>
          </draw:text-box>
        </draw:frame>
        <draw:frame presentation:style-name="pr5" draw:text-style-name="P5" draw:layer="layout" svg:width="12.823cm" svg:height="5.084cm" svg:x="8.223cm" svg:y="5.321cm" presentation:class="outline" presentation:user-transformed="true">
          <draw:text-box>
            <text:list text:style-name="L3">
              <text:list-header>
                <text:p text:style-name="P1">À savoir faire pour le module:</text:p>
              </text:list-header>
              <text:list-item>
                <text:p text:style-name="P1">→ Régression linéaire</text:p>
                <text:p text:style-name="P1">→ Analyse factorielle</text:p>
                <text:p text:style-name="P1"/>
              </text:list-item>
            </text:list>
          </draw:text-box>
        </draw:frame>
        <draw:frame presentation:style-name="pr5" draw:text-style-name="P7" draw:layer="layout" svg:width="12.823cm" svg:height="6.925cm" svg:x="7.953cm" svg:y="11.972cm" presentation:class="outline" presentation:user-transformed="true">
          <draw:text-box>
            <text:list text:style-name="L3">
              <text:list-header>
                <text:p text:style-name="P1"><text:span text:style-name="T4">En plus si vous voulez:</text:span></text:p>
              </text:list-header>
              <text:list-item>
                <text:p text:style-name="P1"><text:span text:style-name="T4">→ </text:span><text:span text:style-name="T4">CAH</text:span></text:p>
                <text:p text:style-name="P1"><text:span text:style-name="T4">→ </text:span><text:span text:style-name="T4">KNN</text:span></text:p>
              </text:list-item>
              <text:list-item>
                <text:p text:style-name="P1"><text:span text:style-name="T4">→ </text:span><text:span text:style-name="T4">K-means</text:span></text:p>
              </text:list-item>
              <text:list-item>
                <text:p text:style-name="P1"><text:span text:style-name="T4">→ </text:span><text:span text:style-name="T4">Régression pénalisée (LASSO, ridge)</text:span></text:p>
              </text:list-item>
              <text:list-item>
                <text:p text:style-name="P1"><text:span text:style-name="T4">→ </text:span><text:span text:style-name="T4">Régression linéaire par morceaux</text:span></text:p>
              </text:list-item>
              <text:list-item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4" draw:layer="layout" svg:width="8.487cm" svg:height="2.461cm" svg:x="10.703cm" svg:y="9.257cm" presentation:class="title" presentation:user-transformed="true">
          <draw:text-box>
            <text:p text:style-name="P1"><text:span text:style-name="T2">Librairies</text:span></text:p>
          </draw:text-box>
        </draw:frame>
        <draw:frame presentation:style-name="pr1" draw:text-style-name="P4" draw:layer="layout" svg:width="8.487cm" svg:height="2.461cm" svg:x="10.704cm" svg:y="9.25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4.241cm" svg:height="2.5cm" svg:x="11.627cm" svg:y="0.452cm" presentation:class="title" presentation:user-transformed="true">
          <draw:text-box>
            <text:p text:style-name="P1">Numpy</text:p>
          </draw:text-box>
        </draw:frame>
        <draw:frame presentation:style-name="pr5" draw:layer="layout" svg:width="25.5cm" svg:height="13cm" svg:x="1.198cm" svg:y="6.036cm" presentation:class="outline" presentation:user-transformed="true">
          <draw:text-box>
            <text:list text:style-name="L3">
              <text:list-item>
                <text:p>Statistique → min, max, avg, var, std, percentile, sum</text:p>
              </text:list-item>
              <text:list-item>
                <text:p/>
              </text:list-item>
              <text:list-item>
                <text:p>Filtrer les valeurs → isnan, invert, where, argmin, argmax</text:p>
              </text:list-item>
              <text:list-item>
                <text:p/>
              </text:list-item>
              <text:list-item>
                <text:p>Définir des tableaux → array, arange</text:p>
              </text:list-item>
              <text:list-item>
                <text:p/>
              </text:list-item>
              <text:list-item>
                <text:p>Travailler sur les tableaux → reshape, s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4.241cm" svg:height="2.5cm" svg:x="11.627cm" svg:y="0.452cm" presentation:class="title" presentation:user-transformed="true">
          <draw:text-box>
            <text:p text:style-name="P1">Pand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ort/export → read_table, .to_csv</text:p>
              </text:list-item>
              <text:list-item>
                <text:p>Accès au dataframe → .loc[], .iloc[], <text:s/>.index, .columns</text:p>
              </text:list-item>
              <text:list-item>
                <text:p>Affichage → .head</text:p>
              </text:list-item>
              <text:list-item>
                <text:p>Jointure → .join</text:p>
              </text:list-item>
              <text:list-item>
                <text:p>Stats agrégées → .groupby, .sort_values</text:p>
              </text:list-item>
              <text:list-item>
                <text:p>Tableau de contingence → crosstab</text:p>
              </text:list-item>
              <text:list-item>
                <text:p>(Tableau disjonctif complet → get_dummies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3.354cm" svg:height="2.5cm" svg:x="6.925cm" svg:y="0.809cm" presentation:class="title" presentation:user-transformed="true">
          <draw:text-box>
            <text:p text:style-name="P1">Graphes sous matplotli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aille figure → figure(figsize=(h,v))</text:p>
              </text:list-item>
              <text:list-item>
                <text:p>Limites → xlim, ylim</text:p>
              </text:list-item>
              <text:list-item>
                <text:p>Graduations → xticks, yticks</text:p>
              </text:list-item>
              <text:list-item>
                <text:p>Noms des axes → xlabel, ylabel</text:p>
              </text:list-item>
              <text:list-item>
                <text:p>Légende → legend</text:p>
              </text:list-item>
              <text:list-item>
                <text:p>Titre → title</text:p>
              </text:list-item>
              <text:list-item>
                <text:p>Affichage → sh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6.019cm" svg:height="2.5cm" svg:x="10.125cm" svg:y="0.592cm" presentation:class="title" presentation:user-transformed="true">
          <draw:text-box>
            <text:p text:style-name="P1">Type de graphes</text:p>
          </draw:text-box>
        </draw:frame>
        <draw:frame presentation:style-name="pr5" draw:layer="layout" svg:width="12.823cm" svg:height="13cm" svg:x="1cm" svg:y="5.5cm" presentation:class="outline" presentation:user-transformed="true">
          <draw:text-box>
            <text:list text:style-name="L3">
              <text:list-item>
                <text:p text:style-name="P1">Matplotlib</text:p>
              </text:list-item>
              <text:list-item>
                <text:p text:style-name="P1"/>
              </text:list-item>
              <text:list-item>
                <text:p>Nuage de points → scatter</text:p>
              </text:list-item>
              <text:list-item>
                <text:p>Lignes → plot</text:p>
              </text:list-item>
              <text:list-item>
                <text:p>Diagramme circulaire → pie</text:p>
              </text:list-item>
              <text:list-item>
                <text:p>Boite à <text:s/>moustache → boxplot</text:p>
              </text:list-item>
              <text:list-item>
                <text:p>Histogramme → hist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823cm" svg:height="13cm" svg:x="14.738cm" svg:y="5.462cm" presentation:class="outline" presentation:user-transformed="true">
          <draw:text-box>
            <text:list text:style-name="L3">
              <text:list-item>
                <text:p text:style-name="P1">Seaborn</text:p>
              </text:list-item>
              <text:list-item>
                <text:p text:style-name="P1"/>
              </text:list-item>
              <text:list-item>
                <text:p>Quanti*quanti → pairplot</text:p>
                <text:p><text:span text:style-name="T5">Prendre en compte une variable quali → option group= « nomVariable »</text:span></text:p>
              </text:list-item>
              <text:list-item>
                <text:p>Matrice corrélation → heatmap</text:p>
              </text:list-item>
            </text:list>
          </draw:text-box>
        </draw:frame>
        <draw:line draw:style-name="gr2" draw:text-style-name="P10" draw:layer="layout" svg:x1="13.338cm" svg:y1="5.5cm" svg:x2="13.427cm" svg:y2="18.221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15:17.037000000</meta:creation-date>
    <meta:editing-duration>PT1H26M25S</meta:editing-duration>
    <meta:editing-cycles>35</meta:editing-cycles>
    <meta:generator>LibreOffice/5.4.7.2$Windows_X86_64 LibreOffice_project/c838ef25c16710f8838b1faec480ebba495259d0</meta:generator>
    <dc:date>2018-11-14T13:12:03.766000000</dc:date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